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a97" officeooo:paragraph-rsid="000eba97"/>
    </style:style>
    <style:style style:name="P2" style:family="paragraph" style:parent-style-name="Standard">
      <style:text-properties officeooo:rsid="000eba97" officeooo:paragraph-rsid="000fb159"/>
    </style:style>
    <style:style style:name="P3" style:family="paragraph" style:parent-style-name="Standard">
      <style:text-properties officeooo:rsid="000fb159" officeooo:paragraph-rsid="000fb159"/>
    </style:style>
    <style:style style:name="P4" style:family="paragraph" style:parent-style-name="Standard">
      <style:text-properties officeooo:rsid="0010ab8e" officeooo:paragraph-rsid="0010ab8e"/>
    </style:style>
    <style:style style:name="P5" style:family="paragraph" style:parent-style-name="Standard">
      <style:text-properties officeooo:rsid="00115af8" officeooo:paragraph-rsid="00115af8"/>
    </style:style>
    <style:style style:name="P6" style:family="paragraph" style:parent-style-name="Standard">
      <style:text-properties officeooo:rsid="00124b5d" officeooo:paragraph-rsid="00124b5d"/>
    </style:style>
    <style:style style:name="P7" style:family="paragraph" style:parent-style-name="Standard">
      <style:text-properties officeooo:rsid="001321e5" officeooo:paragraph-rsid="001321e5"/>
    </style:style>
    <style:style style:name="P8" style:family="paragraph" style:parent-style-name="Standard">
      <style:text-properties officeooo:rsid="00149e03" officeooo:paragraph-rsid="00149e03"/>
    </style:style>
    <style:style style:name="P9" style:family="paragraph" style:parent-style-name="Standard">
      <style:text-properties officeooo:rsid="001602cf" officeooo:paragraph-rsid="001602cf"/>
    </style:style>
    <style:style style:name="T1" style:family="text">
      <style:text-properties officeooo:rsid="000fb159"/>
    </style:style>
    <style:style style:name="T2" style:family="text">
      <style:text-properties officeooo:rsid="00115a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2">echo "# Tech-Axis-Evaluation" &gt;&gt; README.md (if not it is automatically build while Creating the repo)</text:p>
      <text:p text:style-name="P1">git Init </text:p>
      <text:p text:style-name="P1">git add README.md <text:span text:style-name="T1">or git add .</text:span></text:p>
      <text:p text:style-name="P1">git branch -M main</text:p>
      <text:p text:style-name="P1">git remote add origin <text:a xlink:type="simple" xlink:href="https://github.com/Ashok-S1108/Tech-Axis-Evaluation.git" text:style-name="Internet_20_link" text:visited-style-name="Visited_20_Internet_20_Link">https://github.com/Ashok-S1108/Tech-Axis-Evaluation.git</text:a></text:p>
      <text:p text:style-name="P1">git add .</text:p>
      <text:p text:style-name="P1">git commit -m "Application pushed to the Git repo"</text:p>
      <text:p text:style-name="P1">git push -u origin main</text:p>
      <text:p text:style-name="P1"/>
      <text:p text:style-name="P1"/>
      <text:p text:style-name="P1"/>
      <text:p text:style-name="P1"/>
      <text:p text:style-name="P3">2</text:p>
      <text:p text:style-name="P3"/>
      <text:p text:style-name="P3">Let create the different branches for the different roles or purpose </text:p>
      <text:p text:style-name="P3">like features, develop, main</text:p>
      <text:p text:style-name="P3"><text:s/></text:p>
      <text:p text:style-name="P3"/>
      <text:p text:style-name="P3">git branch main</text:p>
      <text:p text:style-name="P3">git branch feature</text:p>
      <text:p text:style-name="P3">git branch develop</text:p>
      <text:p text:style-name="P3"/>
      <text:p text:style-name="P4">3 </text:p>
      <text:p text:style-name="P4">files are added to the different branches </text:p>
      <text:p text:style-name="P4">git checkout develop</text:p>
      <text:p text:style-name="P4">git add .</text:p>
      <text:p text:style-name="P4">git commit -m"this is Developer first comment"</text:p>
      <text:p text:style-name="P4">git push origin develop</text:p>
      <text:p text:style-name="P4"/>
      <text:p text:style-name="P4"/>
      <text:p text:style-name="P4"/>
      <text:p text:style-name="P4">files are added to the different branches </text:p>
      <text:p text:style-name="P4">git checkout feature</text:p>
      <text:p text:style-name="P4">git add .</text:p>
      <text:p text:style-name="P4">git commit -m"this is Developer first comment"</text:p>
      <text:p text:style-name="P4">git push origin feature</text:p>
      <text:p text:style-name="P4"/>
      <text:p text:style-name="P4"/>
      <text:p text:style-name="P4">git merge <text:span text:style-name="T2">develop </text:span></text:p>
      <text:p text:style-name="P4"/>
      <text:p text:style-name="P5">to resolve the merging conflict issues </text:p>
      <text:p text:style-name="P5">there are different condition </text:p>
      <text:p text:style-name="P5"/>
      <text:p text:style-name="P5">accept current changes( if the requited one is incoming only)</text:p>
      <text:p text:style-name="P5"/>
      <text:p text:style-name="P4"/>
      <text:p text:style-name="P5">( it automatically resolve the conflict and merger those two branches)</text:p>
      <text:p text:style-name="P5"><text:soft-page-break/></text:p>
      <text:p text:style-name="P5"/>
      <text:p text:style-name="P6">4 </text:p>
      <text:p text:style-name="P6"/>
      <text:p text:style-name="P7">Created a dockerfile to create a small and optimized image size</text:p>
      <text:p text:style-name="P7"/>
      <text:p text:style-name="P7"/>
      <text:p text:style-name="P7"/>
      <text:p text:style-name="P7">5</text:p>
      <text:p text:style-name="P7"/>
      <text:p text:style-name="P7"/>
      <text:p text:style-name="P9">6</text:p>
      <text:p text:style-name="P9">The docker composer file is created that contains multiple Containers in docker </text:p>
      <text:p text:style-name="P9">docker-composer.yml file</text:p>
      <text:p text:style-name="P9"/>
      <text:p text:style-name="P7"/>
      <text:p text:style-name="P8">11</text:p>
      <text:p text:style-name="P8"><text:s/>the static website deployed in netlify link</text:p>
      <text:p text:style-name="P8">https://tech-test12.netlify.app/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9T14:23:48.280107339</meta:creation-date>
    <dc:date>2026-04-19T16:14:18.903126749</dc:date>
    <meta:editing-duration>PT21M2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1" meta:word-count="196" meta:character-count="1217" meta:non-whitespace-character-count="1049"/>
  </office:meta>
</office:document-meta>
</file>